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32.76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0.75mm" svg:height="116.1mm" svg:x="237.36mm" svg:y="25.5mm">
            <draw:object draw:notify-on-update-of-ranges="Hoja1.B1:Hoja1.B1 Hoja1.A2:Hoja1.A52 Hoja1.B1:Hoja1.B1 Hoja1.B2:Hoja1.B52 Hoja1.A2:Hoja1.A52 Hoja1.C1:Hoja1.C1 Hoja1.C2:Hoja1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iempo(us)</text:p>
          </table:table-cell>
          <table:table-cell table:style-name="ce3" office:value-type="string" calcext:value-type="string">
            <text:p>voltaje(mv)</text:p>
          </table:table-cell>
          <table:table-cell table:style-name="ce3" office:value-type="string" calcext:value-type="string">
            <text:p>A*sin(omega*t+phi)</text:p>
          </table:table-cell>
          <table:table-cell table:style-name="ce3" office:value-type="string" calcext:value-type="string">
            <text:p>residual</text:p>
          </table:table-cell>
          <table:table-cell table:style-name="ce3" office:value-type="string" calcext:value-type="string">
            <text:p>Residual²</text:p>
          </table:table-cell>
          <table:table-cell table:style-name="ce11" office:value-type="string" calcext:value-type="string">
            <text:p>Chi-Square_i </text:p>
          </table:table-cell>
          <table:table-cell table:number-columns-repeated="8"/>
        </table:table-row>
        <table:table-row table:style-name="ro2">
          <table:table-cell office:value-type="float" office:value="15.347" calcext:value-type="float">
            <text:p>15.347</text:p>
          </table:table-cell>
          <table:table-cell office:value-type="float" office:value="96.223" calcext:value-type="float">
            <text:p>96.223</text:p>
          </table:table-cell>
          <table:table-cell table:formula="of:=[.$H$3]*SIN(2*PI()*[.$I$3]*([.A2]*10^(-6))+PI()*[.$J$3]/180) + [.$K$3]" office:value-type="float" office:value="96.278677131336" calcext:value-type="float">
            <text:p>96.278677131336</text:p>
          </table:table-cell>
          <table:table-cell table:formula="of:=ABS([.C2]-[.B2])" office:value-type="float" office:value="0.0556771313359832" calcext:value-type="float">
            <text:p>0.055677131335983</text:p>
          </table:table-cell>
          <table:table-cell table:formula="of:=[.D2]^2" office:value-type="float" office:value="0.00309994295380432" calcext:value-type="float">
            <text:p>0.003099942953804</text:p>
          </table:table-cell>
          <table:table-cell table:formula="of:= [.E2]/[.C2]" office:value-type="float" office:value="0.0000321976064292576" calcext:value-type="float">
            <text:p>3.21976064292576E-05</text:p>
          </table:table-cell>
          <table:table-cell/>
          <table:table-cell table:style-name="ce2" office:value-type="string" calcext:value-type="string">
            <text:p>Amplitud</text:p>
          </table:table-cell>
          <table:table-cell table:style-name="ce2" office:value-type="string" calcext:value-type="string">
            <text:p>frecuencia(Hz)</text:p>
          </table:table-cell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DC-Level</text:p>
          </table:table-cell>
          <table:table-cell table:style-name="ce14" office:value-type="string" calcext:value-type="string">
            <text:p>SUM_RES</text:p>
          </table:table-cell>
          <table:table-cell table:style-name="ce14" office:value-type="string" calcext:value-type="string">
            <text:p>SUM_RES**2</text:p>
          </table:table-cell>
          <table:table-cell table:style-name="ce14" office:value-type="string" calcext:value-type="string">
            <text:p>Chi-Square</text:p>
          </table:table-cell>
        </table:table-row>
        <table:table-row table:style-name="ro2">
          <table:table-cell office:value-type="float" office:value="75.121" calcext:value-type="float">
            <text:p>75.121</text:p>
          </table:table-cell>
          <table:table-cell office:value-type="float" office:value="453.77" calcext:value-type="float">
            <text:p>453.77</text:p>
          </table:table-cell>
          <table:table-cell table:formula="of:=[.$H$3]*SIN(2*PI()*[.$I$3]*([.A3]*10^(-6))+PI()*[.$J$3]/180) + [.$K$3]" office:value-type="float" office:value="454.667769921512" calcext:value-type="float">
            <text:p>454.667769921512</text:p>
          </table:table-cell>
          <table:table-cell table:formula="of:=ABS([.C3]-[.B3])" office:value-type="float" office:value="0.897769921511781" calcext:value-type="float">
            <text:p>0.897769921511781</text:p>
          </table:table-cell>
          <table:table-cell table:formula="of:=[.D3]^2" office:value-type="float" office:value="0.805990831971269" calcext:value-type="float">
            <text:p>0.805990831971269</text:p>
          </table:table-cell>
          <table:table-cell table:formula="of:= [.E3]/[.C3]" office:value-type="float" office:value="0.00177270280695376" calcext:value-type="float">
            <text:p>0.001772702806954</text:p>
          </table:table-cell>
          <table:table-cell/>
          <table:table-cell table:number-columns-repeated="2" table:style-name="ce13" office:value-type="float" office:value="1000" calcext:value-type="float">
            <text:p>10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SUM([.D2:.D51])" office:value-type="float" office:value="37.8980118369635" calcext:value-type="float">
            <text:p>37.8980118369635</text:p>
          </table:table-cell>
          <table:table-cell table:style-name="ce15" table:formula="of:=SUM([.E2:.E52])" office:value-type="float" office:value="46.0457152413584" calcext:value-type="float">
            <text:p>46.0457152413584</text:p>
          </table:table-cell>
          <table:table-cell table:style-name="ce13" table:formula="of:=SUM([.F2:.F51])" office:value-type="float" office:value="0.00606960528502204" calcext:value-type="float">
            <text:p>0.006069605285022</text:p>
          </table:table-cell>
        </table:table-row>
        <table:table-row table:style-name="ro2">
          <table:table-cell office:value-type="float" office:value="126.01" calcext:value-type="float">
            <text:p>126.01</text:p>
          </table:table-cell>
          <table:table-cell office:value-type="float" office:value="711.46" calcext:value-type="float">
            <text:p>711.46</text:p>
          </table:table-cell>
          <table:table-cell table:formula="of:=[.$H$3]*SIN(2*PI()*[.$I$3]*([.A4]*10^(-6))+PI()*[.$J$3]/180) + [.$K$3]" office:value-type="float" office:value="711.579824604404" calcext:value-type="float">
            <text:p>711.579824604404</text:p>
          </table:table-cell>
          <table:table-cell table:formula="of:=ABS([.C4]-[.B4])" office:value-type="float" office:value="0.119824604404357" calcext:value-type="float">
            <text:p>0.119824604404357</text:p>
          </table:table-cell>
          <table:table-cell table:formula="of:=[.D4]^2" office:value-type="float" office:value="0.0143579358206607" calcext:value-type="float">
            <text:p>0.014357935820661</text:p>
          </table:table-cell>
          <table:table-cell table:formula="of:= [.E4]/[.C4]" office:value-type="float" office:value="0.0000201775476541129" calcext:value-type="float">
            <text:p>2.01775476541129E-05</text:p>
          </table:table-cell>
          <table:table-cell table:number-columns-repeated="8"/>
        </table:table-row>
        <table:table-row table:style-name="ro2">
          <table:table-cell office:value-type="float" office:value="146.2" calcext:value-type="float">
            <text:p>146.2</text:p>
          </table:table-cell>
          <table:table-cell office:value-type="float" office:value="794.58" calcext:value-type="float">
            <text:p>794.58</text:p>
          </table:table-cell>
          <table:table-cell table:formula="of:=[.$H$3]*SIN(2*PI()*[.$I$3]*([.A5]*10^(-6))+PI()*[.$J$3]/180) + [.$K$3]" office:value-type="float" office:value="794.753719280017" calcext:value-type="float">
            <text:p>794.753719280017</text:p>
          </table:table-cell>
          <table:table-cell table:formula="of:=ABS([.C5]-[.B5])" office:value-type="float" office:value="0.173719280016826" calcext:value-type="float">
            <text:p>0.173719280016826</text:p>
          </table:table-cell>
          <table:table-cell table:formula="of:=[.D5]^2" office:value-type="float" office:value="0.0301783882495644" calcext:value-type="float">
            <text:p>0.030178388249564</text:p>
          </table:table-cell>
          <table:table-cell table:formula="of:= [.E5]/[.C5]" office:value-type="float" office:value="0.0000379720000265033" calcext:value-type="float">
            <text:p>3.79720000265033E-05</text:p>
          </table:table-cell>
          <table:table-cell table:number-columns-repeated="8"/>
        </table:table-row>
        <table:table-row table:style-name="ro2">
          <table:table-cell office:value-type="float" office:value="165.59" calcext:value-type="float">
            <text:p>165.59</text:p>
          </table:table-cell>
          <table:table-cell office:value-type="float" office:value="862.62" calcext:value-type="float">
            <text:p>862.62</text:p>
          </table:table-cell>
          <table:table-cell table:formula="of:=[.$H$3]*SIN(2*PI()*[.$I$3]*([.A6]*10^(-6))+PI()*[.$J$3]/180) + [.$K$3]" office:value-type="float" office:value="862.623165253052" calcext:value-type="float">
            <text:p>862.623165253052</text:p>
          </table:table-cell>
          <table:table-cell table:formula="of:=ABS([.C6]-[.B6])" office:value-type="float" office:value="0.0031652530520887" calcext:value-type="float">
            <text:p>0.003165253052089</text:p>
          </table:table-cell>
          <table:table-cell table:formula="of:=[.D6]^2" office:value-type="float" office:value="0.0000100188268837568" calcext:value-type="float">
            <text:p>1.00188268837568E-05</text:p>
          </table:table-cell>
          <table:table-cell table:formula="of:= [.E6]/[.C6]" office:value-type="float" office:value="0.0000000116143726337535" calcext:value-type="float">
            <text:p>1.16143726337535E-08</text:p>
          </table:table-cell>
          <table:table-cell table:number-columns-repeated="8"/>
        </table:table-row>
        <table:table-row table:style-name="ro2">
          <table:table-cell office:value-type="float" office:value="173.67" calcext:value-type="float">
            <text:p>173.67</text:p>
          </table:table-cell>
          <table:table-cell office:value-type="float" office:value="885.48" calcext:value-type="float">
            <text:p>885.48</text:p>
          </table:table-cell>
          <table:table-cell table:formula="of:=[.$H$3]*SIN(2*PI()*[.$I$3]*([.A7]*10^(-6))+PI()*[.$J$3]/180) + [.$K$3]" office:value-type="float" office:value="887.181623967906" calcext:value-type="float">
            <text:p>887.181623967906</text:p>
          </table:table-cell>
          <table:table-cell table:formula="of:=ABS([.C7]-[.B7])" office:value-type="float" office:value="1.70162396790579" calcext:value-type="float">
            <text:p>1.70162396790579</text:p>
          </table:table-cell>
          <table:table-cell table:formula="of:=[.D7]^2" office:value-type="float" office:value="2.89552412815144" calcext:value-type="float">
            <text:p>2.89552412815144</text:p>
          </table:table-cell>
          <table:table-cell table:formula="of:= [.E7]/[.C7]" office:value-type="float" office:value="0.00326373320854106" calcext:value-type="float">
            <text:p>0.003263733208541</text:p>
          </table:table-cell>
          <table:table-cell table:number-columns-repeated="8"/>
        </table:table-row>
        <table:table-row table:style-name="ro2">
          <table:table-cell office:value-type="float" office:value="187.4" calcext:value-type="float">
            <text:p>187.4</text:p>
          </table:table-cell>
          <table:table-cell office:value-type="float" office:value="923.03" calcext:value-type="float">
            <text:p>923.03</text:p>
          </table:table-cell>
          <table:table-cell table:formula="of:=[.$H$3]*SIN(2*PI()*[.$I$3]*([.A8]*10^(-6))+PI()*[.$J$3]/180) + [.$K$3]" office:value-type="float" office:value="923.63890306865" calcext:value-type="float">
            <text:p>923.63890306865</text:p>
          </table:table-cell>
          <table:table-cell table:formula="of:=ABS([.C8]-[.B8])" office:value-type="float" office:value="0.608903068649738" calcext:value-type="float">
            <text:p>0.608903068649738</text:p>
          </table:table-cell>
          <table:table-cell table:formula="of:=[.D8]^2" office:value-type="float" office:value="0.370762947011068" calcext:value-type="float">
            <text:p>0.370762947011068</text:p>
          </table:table-cell>
          <table:table-cell table:formula="of:= [.E8]/[.C8]" office:value-type="float" office:value="0.000401415472842541" calcext:value-type="float">
            <text:p>0.000401415472843</text:p>
          </table:table-cell>
          <table:table-cell table:number-columns-repeated="8"/>
        </table:table-row>
        <table:table-row table:style-name="ro2">
          <table:table-cell office:value-type="float" office:value="201.94" calcext:value-type="float">
            <text:p>201.94</text:p>
          </table:table-cell>
          <table:table-cell office:value-type="float" office:value="953.63" calcext:value-type="float">
            <text:p>953.63</text:p>
          </table:table-cell>
          <table:table-cell table:formula="of:=[.$H$3]*SIN(2*PI()*[.$I$3]*([.A9]*10^(-6))+PI()*[.$J$3]/180) + [.$K$3]" office:value-type="float" office:value="954.752494857463" calcext:value-type="float">
            <text:p>954.752494857463</text:p>
          </table:table-cell>
          <table:table-cell table:formula="of:=ABS([.C9]-[.B9])" office:value-type="float" office:value="1.12249485746281" calcext:value-type="float">
            <text:p>1.12249485746281</text:p>
          </table:table-cell>
          <table:table-cell table:formula="of:=[.D9]^2" office:value-type="float" office:value="1.25999470503046" calcext:value-type="float">
            <text:p>1.25999470503046</text:p>
          </table:table-cell>
          <table:table-cell table:formula="of:= [.E9]/[.C9]" office:value-type="float" office:value="0.00131970820900402" calcext:value-type="float">
            <text:p>0.001319708209004</text:p>
          </table:table-cell>
          <table:table-cell table:number-columns-repeated="8"/>
        </table:table-row>
        <table:table-row table:style-name="ro2">
          <table:table-cell office:value-type="float" office:value="216.48" calcext:value-type="float">
            <text:p>216.48</text:p>
          </table:table-cell>
          <table:table-cell office:value-type="float" office:value="975.99" calcext:value-type="float">
            <text:p>975.99</text:p>
          </table:table-cell>
          <table:table-cell table:formula="of:=[.$H$3]*SIN(2*PI()*[.$I$3]*([.A10]*10^(-6))+PI()*[.$J$3]/180) + [.$K$3]" office:value-type="float" office:value="977.903076451036" calcext:value-type="float">
            <text:p>977.903076451036</text:p>
          </table:table-cell>
          <table:table-cell table:formula="of:=ABS([.C10]-[.B10])" office:value-type="float" office:value="1.91307645103586" calcext:value-type="float">
            <text:p>1.91307645103586</text:p>
          </table:table-cell>
          <table:table-cell table:formula="of:=[.D10]^2" office:value-type="float" office:value="3.65986150750797" calcext:value-type="float">
            <text:p>3.65986150750797</text:p>
          </table:table-cell>
          <table:table-cell table:formula="of:= [.E10]/[.C10]" office:value-type="float" office:value="0.00374256058257858" calcext:value-type="float">
            <text:p>0.003742560582579</text:p>
          </table:table-cell>
          <table:table-cell table:number-columns-repeated="8"/>
        </table:table-row>
        <table:table-row table:style-name="ro2">
          <table:table-cell office:value-type="float" office:value="231.83" calcext:value-type="float">
            <text:p>231.83</text:p>
          </table:table-cell>
          <table:table-cell office:value-type="float" office:value="991.8" calcext:value-type="float">
            <text:p>991.8</text:p>
          </table:table-cell>
          <table:table-cell table:formula="of:=[.$H$3]*SIN(2*PI()*[.$I$3]*([.A11]*10^(-6))+PI()*[.$J$3]/180) + [.$K$3]" office:value-type="float" office:value="993.490197135888" calcext:value-type="float">
            <text:p>993.490197135888</text:p>
          </table:table-cell>
          <table:table-cell table:formula="of:=ABS([.C11]-[.B11])" office:value-type="float" office:value="1.6901971358883" calcext:value-type="float">
            <text:p>1.6901971358883</text:p>
          </table:table-cell>
          <table:table-cell table:formula="of:=[.D11]^2" office:value-type="float" office:value="2.856766358165" calcext:value-type="float">
            <text:p>2.856766358165</text:p>
          </table:table-cell>
          <table:table-cell table:formula="of:= [.E11]/[.C11]" office:value-type="float" office:value="0.00287548519995538" calcext:value-type="float">
            <text:p>0.002875485199955</text:p>
          </table:table-cell>
          <table:table-cell table:number-columns-repeated="8"/>
        </table:table-row>
        <table:table-row table:style-name="ro2">
          <table:table-cell office:value-type="float" office:value="247.98" calcext:value-type="float">
            <text:p>247.98</text:p>
          </table:table-cell>
          <table:table-cell office:value-type="float" office:value="999.09" calcext:value-type="float">
            <text:p>999.09</text:p>
          </table:table-cell>
          <table:table-cell table:formula="of:=[.$H$3]*SIN(2*PI()*[.$I$3]*([.A12]*10^(-6))+PI()*[.$J$3]/180) + [.$K$3]" office:value-type="float" office:value="999.919457213617" calcext:value-type="float">
            <text:p>999.919457213617</text:p>
          </table:table-cell>
          <table:table-cell table:formula="of:=ABS([.C12]-[.B12])" office:value-type="float" office:value="0.82945721361682" calcext:value-type="float">
            <text:p>0.82945721361682</text:p>
          </table:table-cell>
          <table:table-cell table:formula="of:=[.D12]^2" office:value-type="float" office:value="0.687999269220979" calcext:value-type="float">
            <text:p>0.687999269220979</text:p>
          </table:table-cell>
          <table:table-cell table:formula="of:= [.E12]/[.C12]" office:value-type="float" office:value="0.000688054687062659" calcext:value-type="float">
            <text:p>0.000688054687063</text:p>
          </table:table-cell>
          <table:table-cell table:number-columns-repeated="8"/>
        </table:table-row>
        <table:table-row table:style-name="ro2">
          <table:table-cell office:value-type="float" office:value="262.52" calcext:value-type="float">
            <text:p>262.52</text:p>
          </table:table-cell>
          <table:table-cell office:value-type="float" office:value="995.88" calcext:value-type="float">
            <text:p>995.88</text:p>
          </table:table-cell>
          <table:table-cell table:formula="of:=[.$H$3]*SIN(2*PI()*[.$I$3]*([.A13]*10^(-6))+PI()*[.$J$3]/180) + [.$K$3]" office:value-type="float" office:value="996.90746640106" calcext:value-type="float">
            <text:p>996.90746640106</text:p>
          </table:table-cell>
          <table:table-cell table:formula="of:=ABS([.C13]-[.B13])" office:value-type="float" office:value="1.02746640106034" calcext:value-type="float">
            <text:p>1.02746640106034</text:p>
          </table:table-cell>
          <table:table-cell table:formula="of:=[.D13]^2" office:value-type="float" office:value="1.05568720530788" calcext:value-type="float">
            <text:p>1.05568720530788</text:p>
          </table:table-cell>
          <table:table-cell table:formula="of:= [.E13]/[.C13]" office:value-type="float" office:value="0.00105896208112376" calcext:value-type="float">
            <text:p>0.001058962081124</text:p>
          </table:table-cell>
          <table:table-cell table:number-columns-repeated="8"/>
        </table:table-row>
        <table:table-row table:style-name="ro2">
          <table:table-cell office:value-type="float" office:value="268.98" calcext:value-type="float">
            <text:p>268.98</text:p>
          </table:table-cell>
          <table:table-cell office:value-type="float" office:value="991.8" calcext:value-type="float">
            <text:p>991.8</text:p>
          </table:table-cell>
          <table:table-cell table:formula="of:=[.$H$3]*SIN(2*PI()*[.$I$3]*([.A14]*10^(-6))+PI()*[.$J$3]/180) + [.$K$3]" office:value-type="float" office:value="992.897562920816" calcext:value-type="float">
            <text:p>992.897562920816</text:p>
          </table:table-cell>
          <table:table-cell table:formula="of:=ABS([.C14]-[.B14])" office:value-type="float" office:value="1.09756292081624" calcext:value-type="float">
            <text:p>1.09756292081624</text:p>
          </table:table-cell>
          <table:table-cell table:formula="of:=[.D14]^2" office:value-type="float" office:value="1.20464436515069" calcext:value-type="float">
            <text:p>1.20464436515069</text:p>
          </table:table-cell>
          <table:table-cell table:formula="of:= [.E14]/[.C14]" office:value-type="float" office:value="0.00121326147846206" calcext:value-type="float">
            <text:p>0.001213261478462</text:p>
          </table:table-cell>
          <table:table-cell table:number-columns-repeated="8"/>
        </table:table-row>
        <table:table-row table:style-name="ro2">
          <table:table-cell office:value-type="float" office:value="279.48" calcext:value-type="float">
            <text:p>279.48</text:p>
          </table:table-cell>
          <table:table-cell office:value-type="float" office:value="981.24" calcext:value-type="float">
            <text:p>981.24</text:p>
          </table:table-cell>
          <table:table-cell table:formula="of:=[.$H$3]*SIN(2*PI()*[.$I$3]*([.A15]*10^(-6))+PI()*[.$J$3]/180) + [.$K$3]" office:value-type="float" office:value="982.894229495307" calcext:value-type="float">
            <text:p>982.894229495307</text:p>
          </table:table-cell>
          <table:table-cell table:formula="of:=ABS([.C15]-[.B15])" office:value-type="float" office:value="1.65422949530739" calcext:value-type="float">
            <text:p>1.65422949530739</text:p>
          </table:table-cell>
          <table:table-cell table:formula="of:=[.D15]^2" office:value-type="float" office:value="2.73647522314494" calcext:value-type="float">
            <text:p>2.73647522314494</text:p>
          </table:table-cell>
          <table:table-cell table:formula="of:= [.E15]/[.C15]" office:value-type="float" office:value="0.00278409938834422" calcext:value-type="float">
            <text:p>0.002784099388344</text:p>
          </table:table-cell>
          <table:table-cell table:number-columns-repeated="8"/>
        </table:table-row>
        <table:table-row table:style-name="ro2">
          <table:table-cell office:value-type="float" office:value="289.18" calcext:value-type="float">
            <text:p>289.18</text:p>
          </table:table-cell>
          <table:table-cell office:value-type="float" office:value="968.74" calcext:value-type="float">
            <text:p>968.74</text:p>
          </table:table-cell>
          <table:table-cell table:formula="of:=[.$H$3]*SIN(2*PI()*[.$I$3]*([.A16]*10^(-6))+PI()*[.$J$3]/180) + [.$K$3]" office:value-type="float" office:value="969.851602837801" calcext:value-type="float">
            <text:p>969.851602837801</text:p>
          </table:table-cell>
          <table:table-cell table:formula="of:=ABS([.C16]-[.B16])" office:value-type="float" office:value="1.11160283780077" calcext:value-type="float">
            <text:p>1.11160283780077</text:p>
          </table:table-cell>
          <table:table-cell table:formula="of:=[.D16]^2" office:value-type="float" office:value="1.23566086900673" calcext:value-type="float">
            <text:p>1.23566086900673</text:p>
          </table:table-cell>
          <table:table-cell table:formula="of:= [.E16]/[.C16]" office:value-type="float" office:value="0.00127407210071229" calcext:value-type="float">
            <text:p>0.001274072100712</text:p>
          </table:table-cell>
          <table:table-cell table:number-columns-repeated="8"/>
        </table:table-row>
        <table:table-row table:style-name="ro2">
          <table:table-cell office:value-type="float" office:value="294.83" calcext:value-type="float">
            <text:p>294.83</text:p>
          </table:table-cell>
          <table:table-cell office:value-type="float" office:value="958.71" calcext:value-type="float">
            <text:p>958.71</text:p>
          </table:table-cell>
          <table:table-cell table:formula="of:=[.$H$3]*SIN(2*PI()*[.$I$3]*([.A17]*10^(-6))+PI()*[.$J$3]/180) + [.$K$3]" office:value-type="float" office:value="960.591139787294" calcext:value-type="float">
            <text:p>960.591139787294</text:p>
          </table:table-cell>
          <table:table-cell table:formula="of:=ABS([.C17]-[.B17])" office:value-type="float" office:value="1.88113978729393" calcext:value-type="float">
            <text:p>1.88113978729393</text:p>
          </table:table-cell>
          <table:table-cell table:formula="of:=[.D17]^2" office:value-type="float" office:value="3.53868689934026" calcext:value-type="float">
            <text:p>3.53868689934026</text:p>
          </table:table-cell>
          <table:table-cell table:formula="of:= [.E17]/[.C17]" office:value-type="float" office:value="0.00368386377176438" calcext:value-type="float">
            <text:p>0.003683863771764</text:p>
          </table:table-cell>
          <table:table-cell table:number-columns-repeated="8"/>
        </table:table-row>
        <table:table-row table:style-name="ro2">
          <table:table-cell office:value-type="float" office:value="303.72" calcext:value-type="float">
            <text:p>303.72</text:p>
          </table:table-cell>
          <table:table-cell office:value-type="float" office:value="942.94" calcext:value-type="float">
            <text:p>942.94</text:p>
          </table:table-cell>
          <table:table-cell table:formula="of:=[.$H$3]*SIN(2*PI()*[.$I$3]*([.A18]*10^(-6))+PI()*[.$J$3]/180) + [.$K$3]" office:value-type="float" office:value="943.574602986634" calcext:value-type="float">
            <text:p>943.574602986634</text:p>
          </table:table-cell>
          <table:table-cell table:formula="of:=ABS([.C18]-[.B18])" office:value-type="float" office:value="0.634602986633468" calcext:value-type="float">
            <text:p>0.634602986633468</text:p>
          </table:table-cell>
          <table:table-cell table:formula="of:=[.D18]^2" office:value-type="float" office:value="0.402720950644117" calcext:value-type="float">
            <text:p>0.402720950644117</text:p>
          </table:table-cell>
          <table:table-cell table:formula="of:= [.E18]/[.C18]" office:value-type="float" office:value="0.000426803508031491" calcext:value-type="float">
            <text:p>0.000426803508031</text:p>
          </table:table-cell>
          <table:table-cell table:number-columns-repeated="8"/>
        </table:table-row>
        <table:table-row table:style-name="ro2">
          <table:table-cell office:value-type="float" office:value="327.95" calcext:value-type="float">
            <text:p>327.95</text:p>
          </table:table-cell>
          <table:table-cell office:value-type="float" office:value="881.73" calcext:value-type="float">
            <text:p>881.73</text:p>
          </table:table-cell>
          <table:table-cell table:formula="of:=[.$H$3]*SIN(2*PI()*[.$I$3]*([.A19]*10^(-6))+PI()*[.$J$3]/180) + [.$K$3]" office:value-type="float" office:value="882.439058894725" calcext:value-type="float">
            <text:p>882.439058894725</text:p>
          </table:table-cell>
          <table:table-cell table:formula="of:=ABS([.C19]-[.B19])" office:value-type="float" office:value="0.709058894725217" calcext:value-type="float">
            <text:p>0.709058894725217</text:p>
          </table:table-cell>
          <table:table-cell table:formula="of:=[.D19]^2" office:value-type="float" office:value="0.502764516188947" calcext:value-type="float">
            <text:p>0.502764516188947</text:p>
          </table:table-cell>
          <table:table-cell table:formula="of:= [.E19]/[.C19]" office:value-type="float" office:value="0.000569744177936401" calcext:value-type="float">
            <text:p>0.000569744177936</text:p>
          </table:table-cell>
          <table:table-cell table:number-columns-repeated="8"/>
        </table:table-row>
        <table:table-row table:style-name="ro2">
          <table:table-cell office:value-type="float" office:value="344.91" calcext:value-type="float">
            <text:p>344.91</text:p>
          </table:table-cell>
          <table:table-cell office:value-type="float" office:value="827.17" calcext:value-type="float">
            <text:p>827.17</text:p>
          </table:table-cell>
          <table:table-cell table:formula="of:=[.$H$3]*SIN(2*PI()*[.$I$3]*([.A20]*10^(-6))+PI()*[.$J$3]/180) + [.$K$3]" office:value-type="float" office:value="827.398292679606" calcext:value-type="float">
            <text:p>827.398292679606</text:p>
          </table:table-cell>
          <table:table-cell table:formula="of:=ABS([.C20]-[.B20])" office:value-type="float" office:value="0.22829267960617" calcext:value-type="float">
            <text:p>0.22829267960617</text:p>
          </table:table-cell>
          <table:table-cell table:formula="of:=[.D20]^2" office:value-type="float" office:value="0.0521175475617655" calcext:value-type="float">
            <text:p>0.052117547561766</text:p>
          </table:table-cell>
          <table:table-cell table:formula="of:= [.E20]/[.C20]" office:value-type="float" office:value="0.00006298967259526" calcext:value-type="float">
            <text:p>6.298967259526E-05</text:p>
          </table:table-cell>
          <table:table-cell table:number-columns-repeated="8"/>
        </table:table-row>
        <table:table-row table:style-name="ro2">
          <table:table-cell office:value-type="float" office:value="369.14" calcext:value-type="float">
            <text:p>369.14</text:p>
          </table:table-cell>
          <table:table-cell office:value-type="float" office:value="731.82" calcext:value-type="float">
            <text:p>731.82</text:p>
          </table:table-cell>
          <table:table-cell table:formula="of:=[.$H$3]*SIN(2*PI()*[.$I$3]*([.A21]*10^(-6))+PI()*[.$J$3]/180) + [.$K$3]" office:value-type="float" office:value="732.656944380632" calcext:value-type="float">
            <text:p>732.656944380632</text:p>
          </table:table-cell>
          <table:table-cell table:formula="of:=ABS([.C21]-[.B21])" office:value-type="float" office:value="0.83694438063219" calcext:value-type="float">
            <text:p>0.83694438063219</text:p>
          </table:table-cell>
          <table:table-cell table:formula="of:=[.D21]^2" office:value-type="float" office:value="0.7004758962718" calcext:value-type="float">
            <text:p>0.7004758962718</text:p>
          </table:table-cell>
          <table:table-cell table:formula="of:= [.E21]/[.C21]" office:value-type="float" office:value="0.000956076239561153" calcext:value-type="float">
            <text:p>0.000956076239561</text:p>
          </table:table-cell>
          <table:table-cell table:number-columns-repeated="8"/>
        </table:table-row>
        <table:table-row table:style-name="ro2">
          <table:table-cell office:value-type="float" office:value="386.11" calcext:value-type="float">
            <text:p>386.11</text:p>
          </table:table-cell>
          <table:table-cell office:value-type="float" office:value="655.96" calcext:value-type="float">
            <text:p>655.96</text:p>
          </table:table-cell>
          <table:table-cell table:formula="of:=[.$H$3]*SIN(2*PI()*[.$I$3]*([.A22]*10^(-6))+PI()*[.$J$3]/180) + [.$K$3]" office:value-type="float" office:value="656.064297841348" calcext:value-type="float">
            <text:p>656.064297841348</text:p>
          </table:table-cell>
          <table:table-cell table:formula="of:=ABS([.C22]-[.B22])" office:value-type="float" office:value="0.104297841347943" calcext:value-type="float">
            <text:p>0.104297841347943</text:p>
          </table:table-cell>
          <table:table-cell table:formula="of:=[.D22]^2" office:value-type="float" office:value="0.0108780397098407" calcext:value-type="float">
            <text:p>0.010878039709841</text:p>
          </table:table-cell>
          <table:table-cell table:formula="of:= [.E22]/[.C22]" office:value-type="float" office:value="0.0000165807524439797" calcext:value-type="float">
            <text:p>1.65807524439797E-05</text:p>
          </table:table-cell>
          <table:table-cell table:number-columns-repeated="8"/>
        </table:table-row>
        <table:table-row table:style-name="ro2">
          <table:table-cell office:value-type="float" office:value="400.65" calcext:value-type="float">
            <text:p>400.65</text:p>
          </table:table-cell>
          <table:table-cell office:value-type="float" office:value="583.61" calcext:value-type="float">
            <text:p>583.61</text:p>
          </table:table-cell>
          <table:table-cell table:formula="of:=[.$H$3]*SIN(2*PI()*[.$I$3]*([.A23]*10^(-6))+PI()*[.$J$3]/180) + [.$K$3]" office:value-type="float" office:value="584.476277063734" calcext:value-type="float">
            <text:p>584.476277063734</text:p>
          </table:table-cell>
          <table:table-cell table:formula="of:=ABS([.C23]-[.B23])" office:value-type="float" office:value="0.866277063734287" calcext:value-type="float">
            <text:p>0.866277063734287</text:p>
          </table:table-cell>
          <table:table-cell table:formula="of:=[.D23]^2" office:value-type="float" office:value="0.750435951152099" calcext:value-type="float">
            <text:p>0.750435951152099</text:p>
          </table:table-cell>
          <table:table-cell table:formula="of:= [.E23]/[.C23]" office:value-type="float" office:value="0.00128394595401221" calcext:value-type="float">
            <text:p>0.001283945954012</text:p>
          </table:table-cell>
          <table:table-cell table:number-columns-repeated="8"/>
        </table:table-row>
        <table:table-row table:style-name="ro2">
          <table:table-cell office:value-type="float" office:value="416.8" calcext:value-type="float">
            <text:p>416.8</text:p>
          </table:table-cell>
          <table:table-cell office:value-type="float" office:value="498.29" calcext:value-type="float">
            <text:p>498.29</text:p>
          </table:table-cell>
          <table:table-cell table:formula="of:=[.$H$3]*SIN(2*PI()*[.$I$3]*([.A24]*10^(-6))+PI()*[.$J$3]/180) + [.$K$3]" office:value-type="float" office:value="499.274304879549" calcext:value-type="float">
            <text:p>499.274304879549</text:p>
          </table:table-cell>
          <table:table-cell table:formula="of:=ABS([.C24]-[.B24])" office:value-type="float" office:value="0.98430487954937" calcext:value-type="float">
            <text:p>0.98430487954937</text:p>
          </table:table-cell>
          <table:table-cell table:formula="of:=[.D24]^2" office:value-type="float" office:value="0.9688560959047" calcext:value-type="float">
            <text:p>0.9688560959047</text:p>
          </table:table-cell>
          <table:table-cell table:formula="of:= [.E24]/[.C24]" office:value-type="float" office:value="0.00194052865616314" calcext:value-type="float">
            <text:p>0.001940528656163</text:p>
          </table:table-cell>
          <table:table-cell table:number-columns-repeated="8"/>
        </table:table-row>
        <table:table-row table:style-name="ro2">
          <table:table-cell office:value-type="float" office:value="434.57" calcext:value-type="float">
            <text:p>434.57</text:p>
          </table:table-cell>
          <table:table-cell office:value-type="float" office:value="398.84" calcext:value-type="float">
            <text:p>398.84</text:p>
          </table:table-cell>
          <table:table-cell table:formula="of:=[.$H$3]*SIN(2*PI()*[.$I$3]*([.A25]*10^(-6))+PI()*[.$J$3]/180) + [.$K$3]" office:value-type="float" office:value="399.625999740002" calcext:value-type="float">
            <text:p>399.625999740002</text:p>
          </table:table-cell>
          <table:table-cell table:formula="of:=ABS([.C25]-[.B25])" office:value-type="float" office:value="0.785999740002353" calcext:value-type="float">
            <text:p>0.785999740002353</text:p>
          </table:table-cell>
          <table:table-cell table:formula="of:=[.D25]^2" office:value-type="float" office:value="0.617795591283767" calcext:value-type="float">
            <text:p>0.617795591283767</text:p>
          </table:table-cell>
          <table:table-cell table:formula="of:= [.E25]/[.C25]" office:value-type="float" office:value="0.00154593442790436" calcext:value-type="float">
            <text:p>0.001545934427904</text:p>
          </table:table-cell>
          <table:table-cell table:number-columns-repeated="8"/>
        </table:table-row>
        <table:table-row table:style-name="ro2">
          <table:table-cell office:value-type="float" office:value="464.46" calcext:value-type="float">
            <text:p>464.46</text:p>
          </table:table-cell>
          <table:table-cell office:value-type="float" office:value="221.35" calcext:value-type="float">
            <text:p>221.35</text:p>
          </table:table-cell>
          <table:table-cell table:formula="of:=[.$H$3]*SIN(2*PI()*[.$I$3]*([.A26]*10^(-6))+PI()*[.$J$3]/180) + [.$K$3]" office:value-type="float" office:value="221.453186986599" calcext:value-type="float">
            <text:p>221.453186986599</text:p>
          </table:table-cell>
          <table:table-cell table:formula="of:=ABS([.C26]-[.B26])" office:value-type="float" office:value="0.103186986599439" calcext:value-type="float">
            <text:p>0.103186986599439</text:p>
          </table:table-cell>
          <table:table-cell table:formula="of:=[.D26]^2" office:value-type="float" office:value="0.0106475542034729" calcext:value-type="float">
            <text:p>0.010647554203473</text:p>
          </table:table-cell>
          <table:table-cell table:formula="of:= [.E26]/[.C26]" office:value-type="float" office:value="0.0000480803837070866" calcext:value-type="float">
            <text:p>4.80803837070866E-05</text:p>
          </table:table-cell>
          <table:table-cell table:number-columns-repeated="8"/>
        </table:table-row>
        <table:table-row table:style-name="ro2">
          <table:table-cell office:value-type="float" office:value="479.81" calcext:value-type="float">
            <text:p>479.81</text:p>
          </table:table-cell>
          <table:table-cell office:value-type="float" office:value="126.31" calcext:value-type="float">
            <text:p>126.31</text:p>
          </table:table-cell>
          <table:table-cell table:formula="of:=[.$H$3]*SIN(2*PI()*[.$I$3]*([.A27]*10^(-6))+PI()*[.$J$3]/180) + [.$K$3]" office:value-type="float" office:value="126.517535670075" calcext:value-type="float">
            <text:p>126.517535670075</text:p>
          </table:table-cell>
          <table:table-cell table:formula="of:=ABS([.C27]-[.B27])" office:value-type="float" office:value="0.207535670075231" calcext:value-type="float">
            <text:p>0.207535670075231</text:p>
          </table:table-cell>
          <table:table-cell table:formula="of:=[.D27]^2" office:value-type="float" office:value="0.0430710543535751" calcext:value-type="float">
            <text:p>0.043071054353575</text:p>
          </table:table-cell>
          <table:table-cell table:formula="of:= [.E27]/[.C27]" office:value-type="float" office:value="0.000340435451302918" calcext:value-type="float">
            <text:p>0.000340435451303</text:p>
          </table:table-cell>
          <table:table-cell table:number-columns-repeated="8"/>
        </table:table-row>
        <table:table-row table:style-name="ro2">
          <table:table-cell office:value-type="float" office:value="491.92" calcext:value-type="float">
            <text:p>491.92</text:p>
          </table:table-cell>
          <table:table-cell office:value-type="float" office:value="50.671" calcext:value-type="float">
            <text:p>50.671</text:p>
          </table:table-cell>
          <table:table-cell table:formula="of:=[.$H$3]*SIN(2*PI()*[.$I$3]*([.A28]*10^(-6))+PI()*[.$J$3]/180) + [.$K$3]" office:value-type="float" office:value="50.7463317609372" calcext:value-type="float">
            <text:p>50.7463317609372</text:p>
          </table:table-cell>
          <table:table-cell table:formula="of:=ABS([.C28]-[.B28])" office:value-type="float" office:value="0.0753317609371962" calcext:value-type="float">
            <text:p>0.075331760937196</text:p>
          </table:table-cell>
          <table:table-cell table:formula="of:=[.D28]^2" office:value-type="float" office:value="0.00567487420589888" calcext:value-type="float">
            <text:p>0.005674874205899</text:p>
          </table:table-cell>
          <table:table-cell table:formula="of:= [.E28]/[.C28]" office:value-type="float" office:value="0.000111828264408014" calcext:value-type="float">
            <text:p>0.000111828264408</text:p>
          </table:table-cell>
          <table:table-cell table:number-columns-repeated="8"/>
        </table:table-row>
        <table:table-row table:style-name="ro2">
          <table:table-cell office:value-type="float" office:value="501.62" calcext:value-type="float">
            <text:p>501.62</text:p>
          </table:table-cell>
          <table:table-cell office:value-type="float" office:value="-10.169" calcext:value-type="float">
            <text:p>-10.169</text:p>
          </table:table-cell>
          <table:table-cell table:formula="of:=[.$H$3]*SIN(2*PI()*[.$I$3]*([.A29]*10^(-6))+PI()*[.$J$3]/180) + [.$K$3]" office:value-type="float" office:value="-10.1785844331362" calcext:value-type="float">
            <text:p>-10.1785844331362</text:p>
          </table:table-cell>
          <table:table-cell table:formula="of:=ABS([.C29]-[.B29])" office:value-type="float" office:value="0.00958443313617963" calcext:value-type="float">
            <text:p>0.00958443313618</text:p>
          </table:table-cell>
          <table:table-cell table:formula="of:=[.D29]^2" office:value-type="float" office:value="0.000091861358541898" calcext:value-type="float">
            <text:p>9.1861358541898E-05</text:p>
          </table:table-cell>
          <table:table-cell table:formula="of:= [.E29]/[.C29]" office:value-type="float" office:value="-0.00000902496404537798" calcext:value-type="float">
            <text:p>-9.02496404537798E-06</text:p>
          </table:table-cell>
          <table:table-cell table:number-columns-repeated="8"/>
        </table:table-row>
        <table:table-row table:style-name="ro2">
          <table:table-cell office:value-type="float" office:value="516.16" calcext:value-type="float">
            <text:p>516.16</text:p>
          </table:table-cell>
          <table:table-cell office:value-type="float" office:value="-101.14" calcext:value-type="float">
            <text:p>-101.14</text:p>
          </table:table-cell>
          <table:table-cell table:formula="of:=[.$H$3]*SIN(2*PI()*[.$I$3]*([.A30]*10^(-6))+PI()*[.$J$3]/180) + [.$K$3]" office:value-type="float" office:value="-101.361897825382" calcext:value-type="float">
            <text:p>-101.361897825382</text:p>
          </table:table-cell>
          <table:table-cell table:formula="of:=ABS([.C30]-[.B30])" office:value-type="float" office:value="0.221897825382342" calcext:value-type="float">
            <text:p>0.221897825382342</text:p>
          </table:table-cell>
          <table:table-cell table:formula="of:=[.D30]^2" office:value-type="float" office:value="0.0492386449094125" calcext:value-type="float">
            <text:p>0.049238644909413</text:p>
          </table:table-cell>
          <table:table-cell table:formula="of:= [.E30]/[.C30]" office:value-type="float" office:value="-0.000485770747842908" calcext:value-type="float">
            <text:p>-0.000485770747843</text:p>
          </table:table-cell>
          <table:table-cell table:number-columns-repeated="8"/>
        </table:table-row>
        <table:table-row table:style-name="ro2">
          <table:table-cell office:value-type="float" office:value="537.96" calcext:value-type="float">
            <text:p>537.96</text:p>
          </table:table-cell>
          <table:table-cell office:value-type="float" office:value="-235.86" calcext:value-type="float">
            <text:p>-235.86</text:p>
          </table:table-cell>
          <table:table-cell table:formula="of:=[.$H$3]*SIN(2*PI()*[.$I$3]*([.A31]*10^(-6))+PI()*[.$J$3]/180) + [.$K$3]" office:value-type="float" office:value="-236.25479186788" calcext:value-type="float">
            <text:p>-236.25479186788</text:p>
          </table:table-cell>
          <table:table-cell table:formula="of:=ABS([.C31]-[.B31])" office:value-type="float" office:value="0.394791867880372" calcext:value-type="float">
            <text:p>0.394791867880372</text:p>
          </table:table-cell>
          <table:table-cell table:formula="of:=[.D31]^2" office:value-type="float" office:value="0.155860618944473" calcext:value-type="float">
            <text:p>0.155860618944473</text:p>
          </table:table-cell>
          <table:table-cell table:formula="of:= [.E31]/[.C31]" office:value-type="float" office:value="-0.000659714106588932" calcext:value-type="float">
            <text:p>-0.000659714106589</text:p>
          </table:table-cell>
          <table:table-cell table:number-columns-repeated="8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-385.29" calcext:value-type="float">
            <text:p>-385.29</text:p>
          </table:table-cell>
          <table:table-cell table:formula="of:=[.$H$3]*SIN(2*PI()*[.$I$3]*([.A32]*10^(-6))+PI()*[.$J$3]/180) + [.$K$3]" office:value-type="float" office:value="-385.583992277396" calcext:value-type="float">
            <text:p>-385.583992277396</text:p>
          </table:table-cell>
          <table:table-cell table:formula="of:=ABS([.C32]-[.B32])" office:value-type="float" office:value="0.293992277396228" calcext:value-type="float">
            <text:p>0.293992277396228</text:p>
          </table:table-cell>
          <table:table-cell table:formula="of:=[.D32]^2" office:value-type="float" office:value="0.0864314591686207" calcext:value-type="float">
            <text:p>0.086431459168621</text:p>
          </table:table-cell>
          <table:table-cell table:formula="of:= [.E32]/[.C32]" office:value-type="float" office:value="-0.000224157280643643" calcext:value-type="float">
            <text:p>-0.000224157280644</text:p>
          </table:table-cell>
          <table:table-cell table:number-columns-repeated="8"/>
        </table:table-row>
        <table:table-row table:style-name="ro2">
          <table:table-cell office:value-type="float" office:value="578.35" calcext:value-type="float">
            <text:p>578.35</text:p>
          </table:table-cell>
          <table:table-cell office:value-type="float" office:value="-471.81" calcext:value-type="float">
            <text:p>-471.81</text:p>
          </table:table-cell>
          <table:table-cell table:formula="of:=[.$H$3]*SIN(2*PI()*[.$I$3]*([.A33]*10^(-6))+PI()*[.$J$3]/180) + [.$K$3]" office:value-type="float" office:value="-472.643052159522" calcext:value-type="float">
            <text:p>-472.643052159522</text:p>
          </table:table-cell>
          <table:table-cell table:formula="of:=ABS([.C33]-[.B33])" office:value-type="float" office:value="0.833052159522254" calcext:value-type="float">
            <text:p>0.833052159522254</text:p>
          </table:table-cell>
          <table:table-cell table:formula="of:=[.D33]^2" office:value-type="float" office:value="0.69397590048469" calcext:value-type="float">
            <text:p>0.69397590048469</text:p>
          </table:table-cell>
          <table:table-cell table:formula="of:= [.E33]/[.C33]" office:value-type="float" office:value="-0.00146828753181474" calcext:value-type="float">
            <text:p>-0.001468287531815</text:p>
          </table:table-cell>
          <table:table-cell table:number-columns-repeated="8"/>
        </table:table-row>
        <table:table-row table:style-name="ro2">
          <table:table-cell office:value-type="float" office:value="598.55" calcext:value-type="float">
            <text:p>598.55</text:p>
          </table:table-cell>
          <table:table-cell office:value-type="float" office:value="-579.34" calcext:value-type="float">
            <text:p>-579.34</text:p>
          </table:table-cell>
          <table:table-cell table:formula="of:=[.$H$3]*SIN(2*PI()*[.$I$3]*([.A34]*10^(-6))+PI()*[.$J$3]/180) + [.$K$3]" office:value-type="float" office:value="-580.390314992388" calcext:value-type="float">
            <text:p>-580.390314992388</text:p>
          </table:table-cell>
          <table:table-cell table:formula="of:=ABS([.C34]-[.B34])" office:value-type="float" office:value="1.05031499238771" calcext:value-type="float">
            <text:p>1.05031499238771</text:p>
          </table:table-cell>
          <table:table-cell table:formula="of:=[.D34]^2" office:value-type="float" office:value="1.1031615832344" calcext:value-type="float">
            <text:p>1.1031615832344</text:p>
          </table:table-cell>
          <table:table-cell table:formula="of:= [.E34]/[.C34]" office:value-type="float" office:value="-0.00190072362466777" calcext:value-type="float">
            <text:p>-0.001900723624668</text:p>
          </table:table-cell>
          <table:table-cell table:number-columns-repeated="8"/>
        </table:table-row>
        <table:table-row table:style-name="ro2">
          <table:table-cell office:value-type="float" office:value="609.05" calcext:value-type="float">
            <text:p>609.05</text:p>
          </table:table-cell>
          <table:table-cell office:value-type="float" office:value="-632.06" calcext:value-type="float">
            <text:p>-632.06</text:p>
          </table:table-cell>
          <table:table-cell table:formula="of:=[.$H$3]*SIN(2*PI()*[.$I$3]*([.A35]*10^(-6))+PI()*[.$J$3]/180) + [.$K$3]" office:value-type="float" office:value="-632.813448005446" calcext:value-type="float">
            <text:p>-632.813448005446</text:p>
          </table:table-cell>
          <table:table-cell table:formula="of:=ABS([.C35]-[.B35])" office:value-type="float" office:value="0.753448005445989" calcext:value-type="float">
            <text:p>0.753448005445989</text:p>
          </table:table-cell>
          <table:table-cell table:formula="of:=[.D35]^2" office:value-type="float" office:value="0.567683896910539" calcext:value-type="float">
            <text:p>0.567683896910539</text:p>
          </table:table-cell>
          <table:table-cell table:formula="of:= [.E35]/[.C35]" office:value-type="float" office:value="-0.000897079382083002" calcext:value-type="float">
            <text:p>-0.000897079382083</text:p>
          </table:table-cell>
          <table:table-cell table:number-columns-repeated="8"/>
        </table:table-row>
        <table:table-row table:style-name="ro2">
          <table:table-cell office:value-type="float" office:value="631.66" calcext:value-type="float">
            <text:p>631.66</text:p>
          </table:table-cell>
          <table:table-cell office:value-type="float" office:value="-734.84" calcext:value-type="float">
            <text:p>-734.84</text:p>
          </table:table-cell>
          <table:table-cell table:formula="of:=[.$H$3]*SIN(2*PI()*[.$I$3]*([.A36]*10^(-6))+PI()*[.$J$3]/180) + [.$K$3]" office:value-type="float" office:value="-736.068733559649" calcext:value-type="float">
            <text:p>-736.068733559649</text:p>
          </table:table-cell>
          <table:table-cell table:formula="of:=ABS([.C36]-[.B36])" office:value-type="float" office:value="1.22873355964873" calcext:value-type="float">
            <text:p>1.22873355964873</text:p>
          </table:table-cell>
          <table:table-cell table:formula="of:=[.D36]^2" office:value-type="float" office:value="1.50978616060704" calcext:value-type="float">
            <text:p>1.50978616060704</text:p>
          </table:table-cell>
          <table:table-cell table:formula="of:= [.E36]/[.C36]" office:value-type="float" office:value="-0.00205114833951128" calcext:value-type="float">
            <text:p>-0.002051148339511</text:p>
          </table:table-cell>
          <table:table-cell table:number-columns-repeated="8"/>
        </table:table-row>
        <table:table-row table:style-name="ro2">
          <table:table-cell office:value-type="float" office:value="657.51" calcext:value-type="float">
            <text:p>657.51</text:p>
          </table:table-cell>
          <table:table-cell office:value-type="float" office:value="-834.27" calcext:value-type="float">
            <text:p>-834.27</text:p>
          </table:table-cell>
          <table:table-cell table:formula="of:=[.$H$3]*SIN(2*PI()*[.$I$3]*([.A37]*10^(-6))+PI()*[.$J$3]/180) + [.$K$3]" office:value-type="float" office:value="-835.841855839463" calcext:value-type="float">
            <text:p>-835.841855839463</text:p>
          </table:table-cell>
          <table:table-cell table:formula="of:=ABS([.C37]-[.B37])" office:value-type="float" office:value="1.57185583946318" calcext:value-type="float">
            <text:p>1.57185583946318</text:p>
          </table:table-cell>
          <table:table-cell table:formula="of:=[.D37]^2" office:value-type="float" office:value="2.47073078005451" calcext:value-type="float">
            <text:p>2.47073078005451</text:p>
          </table:table-cell>
          <table:table-cell table:formula="of:= [.E37]/[.C37]" office:value-type="float" office:value="-0.00295597876894197" calcext:value-type="float">
            <text:p>-0.002955978768942</text:p>
          </table:table-cell>
          <table:table-cell table:number-columns-repeated="8"/>
        </table:table-row>
        <table:table-row table:style-name="ro2">
          <table:table-cell office:value-type="float" office:value="684.98" calcext:value-type="float">
            <text:p>684.98</text:p>
          </table:table-cell>
          <table:table-cell office:value-type="float" office:value="-917.48" calcext:value-type="float">
            <text:p>-917.48</text:p>
          </table:table-cell>
          <table:table-cell table:formula="of:=[.$H$3]*SIN(2*PI()*[.$I$3]*([.A38]*10^(-6))+PI()*[.$J$3]/180) + [.$K$3]" office:value-type="float" office:value="-917.704711361988" calcext:value-type="float">
            <text:p>-917.704711361988</text:p>
          </table:table-cell>
          <table:table-cell table:formula="of:=ABS([.C38]-[.B38])" office:value-type="float" office:value="0.224711361987829" calcext:value-type="float">
            <text:p>0.224711361987829</text:p>
          </table:table-cell>
          <table:table-cell table:formula="of:=[.D38]^2" office:value-type="float" office:value="0.0504951962064252" calcext:value-type="float">
            <text:p>0.050495196206425</text:p>
          </table:table-cell>
          <table:table-cell table:formula="of:= [.E38]/[.C38]" office:value-type="float" office:value="-0.0000550233594545723" calcext:value-type="float">
            <text:p>-5.50233594545723E-05</text:p>
          </table:table-cell>
          <table:table-cell table:number-columns-repeated="8"/>
        </table:table-row>
        <table:table-row table:style-name="ro2">
          <table:table-cell office:value-type="float" office:value="701.13" calcext:value-type="float">
            <text:p>701.13</text:p>
          </table:table-cell>
          <table:table-cell office:value-type="float" office:value="-951.93" calcext:value-type="float">
            <text:p>-951.93</text:p>
          </table:table-cell>
          <table:table-cell table:formula="of:=[.$H$3]*SIN(2*PI()*[.$I$3]*([.A39]*10^(-6))+PI()*[.$J$3]/180) + [.$K$3]" office:value-type="float" office:value="-953.226547060812" calcext:value-type="float">
            <text:p>-953.226547060812</text:p>
          </table:table-cell>
          <table:table-cell table:formula="of:=ABS([.C39]-[.B39])" office:value-type="float" office:value="1.29654706081158" calcext:value-type="float">
            <text:p>1.29654706081158</text:p>
          </table:table-cell>
          <table:table-cell table:formula="of:=[.D39]^2" office:value-type="float" office:value="1.68103428089914" calcext:value-type="float">
            <text:p>1.68103428089914</text:p>
          </table:table-cell>
          <table:table-cell table:formula="of:= [.E39]/[.C39]" office:value-type="float" office:value="-0.00176352021047091" calcext:value-type="float">
            <text:p>-0.001763520210471</text:p>
          </table:table-cell>
          <table:table-cell table:number-columns-repeated="8"/>
        </table:table-row>
        <table:table-row table:style-name="ro2">
          <table:table-cell office:value-type="float" office:value="716.48" calcext:value-type="float">
            <text:p>716.48</text:p>
          </table:table-cell>
          <table:table-cell office:value-type="float" office:value="-975.99" calcext:value-type="float">
            <text:p>-975.99</text:p>
          </table:table-cell>
          <table:table-cell table:formula="of:=[.$H$3]*SIN(2*PI()*[.$I$3]*([.A40]*10^(-6))+PI()*[.$J$3]/180) + [.$K$3]" office:value-type="float" office:value="-977.903076451036" calcext:value-type="float">
            <text:p>-977.903076451036</text:p>
          </table:table-cell>
          <table:table-cell table:formula="of:=ABS([.C40]-[.B40])" office:value-type="float" office:value="1.91307645103598" calcext:value-type="float">
            <text:p>1.91307645103598</text:p>
          </table:table-cell>
          <table:table-cell table:formula="of:=[.D40]^2" office:value-type="float" office:value="3.65986150750841" calcext:value-type="float">
            <text:p>3.65986150750841</text:p>
          </table:table-cell>
          <table:table-cell table:formula="of:= [.E40]/[.C40]" office:value-type="float" office:value="-0.00374256058257902" calcext:value-type="float">
            <text:p>-0.003742560582579</text:p>
          </table:table-cell>
          <table:table-cell table:number-columns-repeated="8"/>
        </table:table-row>
        <table:table-row table:style-name="ro2">
          <table:table-cell office:value-type="float" office:value="746.37" calcext:value-type="float">
            <text:p>746.37</text:p>
          </table:table-cell>
          <table:table-cell office:value-type="float" office:value="-999.45" calcext:value-type="float">
            <text:p>-999.45</text:p>
          </table:table-cell>
          <table:table-cell table:formula="of:=[.$H$3]*SIN(2*PI()*[.$I$3]*([.A41]*10^(-6))+PI()*[.$J$3]/180) + [.$K$3]" office:value-type="float" office:value="-999.739909694811" calcext:value-type="float">
            <text:p>-999.739909694811</text:p>
          </table:table-cell>
          <table:table-cell table:formula="of:=ABS([.C41]-[.B41])" office:value-type="float" office:value="0.289909694811058" calcext:value-type="float">
            <text:p>0.289909694811058</text:p>
          </table:table-cell>
          <table:table-cell table:formula="of:=[.D41]^2" office:value-type="float" office:value="0.0840476311454409" calcext:value-type="float">
            <text:p>0.084047631145441</text:p>
          </table:table-cell>
          <table:table-cell table:formula="of:= [.E41]/[.C41]" office:value-type="float" office:value="-0.0000840694968065224" calcext:value-type="float">
            <text:p>-8.40694968065224E-05</text:p>
          </table:table-cell>
          <table:table-cell table:number-columns-repeated="8"/>
        </table:table-row>
        <table:table-row table:style-name="ro2">
          <table:table-cell office:value-type="float" office:value="775.44" calcext:value-type="float">
            <text:p>775.44</text:p>
          </table:table-cell>
          <table:table-cell office:value-type="float" office:value="-985.3" calcext:value-type="float">
            <text:p>-985.3</text:p>
          </table:table-cell>
          <table:table-cell table:formula="of:=[.$H$3]*SIN(2*PI()*[.$I$3]*([.A42]*10^(-6))+PI()*[.$J$3]/180) + [.$K$3]" office:value-type="float" office:value="-987.252087724563" calcext:value-type="float">
            <text:p>-987.252087724563</text:p>
          </table:table-cell>
          <table:table-cell table:formula="of:=ABS([.C42]-[.B42])" office:value-type="float" office:value="1.95208772456283" calcext:value-type="float">
            <text:p>1.95208772456283</text:p>
          </table:table-cell>
          <table:table-cell table:formula="of:=[.D42]^2" office:value-type="float" office:value="3.81064648438889" calcext:value-type="float">
            <text:p>3.81064648438889</text:p>
          </table:table-cell>
          <table:table-cell table:formula="of:= [.E42]/[.C42]" office:value-type="float" office:value="-0.00385985153312943" calcext:value-type="float">
            <text:p>-0.003859851533129</text:p>
          </table:table-cell>
          <table:table-cell table:number-columns-repeated="8"/>
        </table:table-row>
        <table:table-row table:style-name="ro2">
          <table:table-cell office:value-type="float" office:value="800.48" calcext:value-type="float">
            <text:p>800.48</text:p>
          </table:table-cell>
          <table:table-cell office:value-type="float" office:value="-948.67" calcext:value-type="float">
            <text:p>-948.67</text:p>
          </table:table-cell>
          <table:table-cell table:formula="of:=[.$H$3]*SIN(2*PI()*[.$I$3]*([.A43]*10^(-6))+PI()*[.$J$3]/180) + [.$K$3]" office:value-type="float" office:value="-950.120219089721" calcext:value-type="float">
            <text:p>-950.120219089721</text:p>
          </table:table-cell>
          <table:table-cell table:formula="of:=ABS([.C43]-[.B43])" office:value-type="float" office:value="1.45021908972069" calcext:value-type="float">
            <text:p>1.45021908972069</text:p>
          </table:table-cell>
          <table:table-cell table:formula="of:=[.D43]^2" office:value-type="float" office:value="2.10313540819031" calcext:value-type="float">
            <text:p>2.10313540819031</text:p>
          </table:table-cell>
          <table:table-cell table:formula="of:= [.E43]/[.C43]" office:value-type="float" office:value="-0.00221354662908369" calcext:value-type="float">
            <text:p>-0.002213546629084</text:p>
          </table:table-cell>
          <table:table-cell table:number-columns-repeated="8"/>
        </table:table-row>
        <table:table-row table:style-name="ro2">
          <table:table-cell office:value-type="float" office:value="824.72" calcext:value-type="float">
            <text:p>824.72</text:p>
          </table:table-cell>
          <table:table-cell office:value-type="float" office:value="-891.51" calcext:value-type="float">
            <text:p>-891.51</text:p>
          </table:table-cell>
          <table:table-cell table:formula="of:=[.$H$3]*SIN(2*PI()*[.$I$3]*([.A44]*10^(-6))+PI()*[.$J$3]/180) + [.$K$3]" office:value-type="float" office:value="-891.803846698546" calcext:value-type="float">
            <text:p>-891.803846698546</text:p>
          </table:table-cell>
          <table:table-cell table:formula="of:=ABS([.C44]-[.B44])" office:value-type="float" office:value="0.293846698545963" calcext:value-type="float">
            <text:p>0.293846698545963</text:p>
          </table:table-cell>
          <table:table-cell table:formula="of:=[.D44]^2" office:value-type="float" office:value="0.0863458822463619" calcext:value-type="float">
            <text:p>0.086345882246362</text:p>
          </table:table-cell>
          <table:table-cell table:formula="of:= [.E44]/[.C44]" office:value-type="float" office:value="-0.000096821607762754" calcext:value-type="float">
            <text:p>-9.6821607762754E-05</text:p>
          </table:table-cell>
          <table:table-cell table:number-columns-repeated="8"/>
        </table:table-row>
        <table:table-row table:style-name="ro2">
          <table:table-cell office:value-type="float" office:value="844.91" calcext:value-type="float">
            <text:p>844.91</text:p>
          </table:table-cell>
          <table:table-cell office:value-type="float" office:value="-827.17" calcext:value-type="float">
            <text:p>-827.17</text:p>
          </table:table-cell>
          <table:table-cell table:formula="of:=[.$H$3]*SIN(2*PI()*[.$I$3]*([.A45]*10^(-6))+PI()*[.$J$3]/180) + [.$K$3]" office:value-type="float" office:value="-827.398292679607" calcext:value-type="float">
            <text:p>-827.398292679607</text:p>
          </table:table-cell>
          <table:table-cell table:formula="of:=ABS([.C45]-[.B45])" office:value-type="float" office:value="0.228292679606852" calcext:value-type="float">
            <text:p>0.228292679606852</text:p>
          </table:table-cell>
          <table:table-cell table:formula="of:=[.D45]^2" office:value-type="float" office:value="0.0521175475620769" calcext:value-type="float">
            <text:p>0.052117547562077</text:p>
          </table:table-cell>
          <table:table-cell table:formula="of:= [.E45]/[.C45]" office:value-type="float" office:value="-0.0000629896725956363" calcext:value-type="float">
            <text:p>-6.29896725956363E-05</text:p>
          </table:table-cell>
          <table:table-cell table:number-columns-repeated="8"/>
        </table:table-row>
        <table:table-row table:style-name="ro2">
          <table:table-cell office:value-type="float" office:value="867.53" calcext:value-type="float">
            <text:p>867.53</text:p>
          </table:table-cell>
          <table:table-cell office:value-type="float" office:value="-739.02" calcext:value-type="float">
            <text:p>-739.02</text:p>
          </table:table-cell>
          <table:table-cell table:formula="of:=[.$H$3]*SIN(2*PI()*[.$I$3]*([.A46]*10^(-6))+PI()*[.$J$3]/180) + [.$K$3]" office:value-type="float" office:value="-739.504221969509" calcext:value-type="float">
            <text:p>-739.504221969509</text:p>
          </table:table-cell>
          <table:table-cell table:formula="of:=ABS([.C46]-[.B46])" office:value-type="float" office:value="0.484221969509122" calcext:value-type="float">
            <text:p>0.484221969509122</text:p>
          </table:table-cell>
          <table:table-cell table:formula="of:=[.D46]^2" office:value-type="float" office:value="0.234470915755293" calcext:value-type="float">
            <text:p>0.234470915755293</text:p>
          </table:table-cell>
          <table:table-cell table:formula="of:= [.E46]/[.C46]" office:value-type="float" office:value="-0.000317065013004024" calcext:value-type="float">
            <text:p>-0.000317065013004</text:p>
          </table:table-cell>
          <table:table-cell table:number-columns-repeated="8"/>
        </table:table-row>
        <table:table-row table:style-name="ro2">
          <table:table-cell office:value-type="float" office:value="886.91" calcext:value-type="float">
            <text:p>886.91</text:p>
          </table:table-cell>
          <table:table-cell office:value-type="float" office:value="-651.94" calcext:value-type="float">
            <text:p>-651.94</text:p>
          </table:table-cell>
          <table:table-cell table:formula="of:=[.$H$3]*SIN(2*PI()*[.$I$3]*([.A47]*10^(-6))+PI()*[.$J$3]/180) + [.$K$3]" office:value-type="float" office:value="-652.262464617832" calcext:value-type="float">
            <text:p>-652.262464617832</text:p>
          </table:table-cell>
          <table:table-cell table:formula="of:=ABS([.C47]-[.B47])" office:value-type="float" office:value="0.322464617832225" calcext:value-type="float">
            <text:p>0.322464617832225</text:p>
          </table:table-cell>
          <table:table-cell table:formula="of:=[.D47]^2" office:value-type="float" office:value="0.103983429753683" calcext:value-type="float">
            <text:p>0.103983429753683</text:p>
          </table:table-cell>
          <table:table-cell table:formula="of:= [.E47]/[.C47]" office:value-type="float" office:value="-0.000159419613107137" calcext:value-type="float">
            <text:p>-0.000159419613107</text:p>
          </table:table-cell>
          <table:table-cell table:number-columns-repeated="8"/>
        </table:table-row>
        <table:table-row table:style-name="ro2">
          <table:table-cell office:value-type="float" office:value="899.84" calcext:value-type="float">
            <text:p>899.84</text:p>
          </table:table-cell>
          <table:table-cell office:value-type="float" office:value="-587.63" calcext:value-type="float">
            <text:p>-587.63</text:p>
          </table:table-cell>
          <table:table-cell table:formula="of:=[.$H$3]*SIN(2*PI()*[.$I$3]*([.A48]*10^(-6))+PI()*[.$J$3]/180) + [.$K$3]" office:value-type="float" office:value="-588.598267724429" calcext:value-type="float">
            <text:p>-588.598267724429</text:p>
          </table:table-cell>
          <table:table-cell table:formula="of:=ABS([.C48]-[.B48])" office:value-type="float" office:value="0.968267724428529" calcext:value-type="float">
            <text:p>0.968267724428529</text:p>
          </table:table-cell>
          <table:table-cell table:formula="of:=[.D48]^2" office:value-type="float" office:value="0.937542386170001" calcext:value-type="float">
            <text:p>0.937542386170001</text:p>
          </table:table-cell>
          <table:table-cell table:formula="of:= [.E48]/[.C48]" office:value-type="float" office:value="-0.00159283918689503" calcext:value-type="float">
            <text:p>-0.001592839186895</text:p>
          </table:table-cell>
          <table:table-cell table:number-columns-repeated="8"/>
        </table:table-row>
        <table:table-row table:style-name="ro2">
          <table:table-cell office:value-type="float" office:value="927.3" calcext:value-type="float">
            <text:p>927.3</text:p>
          </table:table-cell>
          <table:table-cell office:value-type="float" office:value="-440.8" calcext:value-type="float">
            <text:p>-440.8</text:p>
          </table:table-cell>
          <table:table-cell table:formula="of:=[.$H$3]*SIN(2*PI()*[.$I$3]*([.A49]*10^(-6))+PI()*[.$J$3]/180) + [.$K$3]" office:value-type="float" office:value="-441.0673169308" calcext:value-type="float">
            <text:p>-441.0673169308</text:p>
          </table:table-cell>
          <table:table-cell table:formula="of:=ABS([.C49]-[.B49])" office:value-type="float" office:value="0.267316930800348" calcext:value-type="float">
            <text:p>0.267316930800348</text:p>
          </table:table-cell>
          <table:table-cell table:formula="of:=[.D49]^2" office:value-type="float" office:value="0.071458341492518" calcext:value-type="float">
            <text:p>0.071458341492518</text:p>
          </table:table-cell>
          <table:table-cell table:formula="of:= [.E49]/[.C49]" office:value-type="float" office:value="-0.000162012324988771" calcext:value-type="float">
            <text:p>-0.000162012324989</text:p>
          </table:table-cell>
          <table:table-cell table:number-columns-repeated="8"/>
        </table:table-row>
        <table:table-row table:style-name="ro2">
          <table:table-cell office:value-type="float" office:value="946.69" calcext:value-type="float">
            <text:p>946.69</text:p>
          </table:table-cell>
          <table:table-cell office:value-type="float" office:value="-328.62" calcext:value-type="float">
            <text:p>-328.62</text:p>
          </table:table-cell>
          <table:table-cell table:formula="of:=[.$H$3]*SIN(2*PI()*[.$I$3]*([.A50]*10^(-6))+PI()*[.$J$3]/180) + [.$K$3]" office:value-type="float" office:value="-328.728190397657" calcext:value-type="float">
            <text:p>-328.728190397657</text:p>
          </table:table-cell>
          <table:table-cell table:formula="of:=ABS([.C50]-[.B50])" office:value-type="float" office:value="0.108190397656642" calcext:value-type="float">
            <text:p>0.108190397656642</text:p>
          </table:table-cell>
          <table:table-cell table:formula="of:=[.D50]^2" office:value-type="float" office:value="0.0117051621451024" calcext:value-type="float">
            <text:p>0.011705162145102</text:p>
          </table:table-cell>
          <table:table-cell table:formula="of:= [.E50]/[.C50]" office:value-type="float" office:value="-0.0000356074181862616" calcext:value-type="float">
            <text:p>-3.56074181862616E-05</text:p>
          </table:table-cell>
          <table:table-cell table:number-columns-repeated="8"/>
        </table:table-row>
        <table:table-row table:style-name="ro2">
          <table:table-cell office:value-type="float" office:value="973.34" calcext:value-type="float">
            <text:p>973.34</text:p>
          </table:table-cell>
          <table:table-cell office:value-type="float" office:value="-166.41" calcext:value-type="float">
            <text:p>-166.41</text:p>
          </table:table-cell>
          <table:table-cell table:formula="of:=[.$H$3]*SIN(2*PI()*[.$I$3]*([.A51]*10^(-6))+PI()*[.$J$3]/180) + [.$K$3]" office:value-type="float" office:value="-166.727445264389" calcext:value-type="float">
            <text:p>-166.727445264389</text:p>
          </table:table-cell>
          <table:table-cell table:formula="of:=ABS([.C51]-[.B51])" office:value-type="float" office:value="0.317445264388965" calcext:value-type="float">
            <text:p>0.317445264388965</text:p>
          </table:table-cell>
          <table:table-cell table:formula="of:=[.D51]^2" office:value-type="float" office:value="0.10077149588298" calcext:value-type="float">
            <text:p>0.10077149588298</text:p>
          </table:table-cell>
          <table:table-cell table:formula="of:= [.E51]/[.C51]" office:value-type="float" office:value="-0.000604408564667809" calcext:value-type="float">
            <text:p>-0.000604408564668</text:p>
          </table:table-cell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1:27:14.8523013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6:58:48.463750859</meta:creation-date>
    <dc:date>2021-12-17T11:32:56.021124656</dc:date>
    <meta:editing-duration>PT2H13M47S</meta:editing-duration>
    <meta:editing-cycles>13</meta:editing-cycles>
    <meta:generator>LibreOffice/6.0.7.3$Linux_x86 LibreOffice_project/00m0$Build-3</meta:generator>
    <meta:document-statistic meta:table-count="1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76cm" svg:height="11.611cm" xlink:href=".." xlink:type="simple" chart:class="chart:scatter" chart:column-mapping="0 1" chart:style-name="ch1">
        <chart:title svg:x="7.529cm" svg:y="0.368cm" chart:style-name="ch2">
          <text:p>Señal AC</text:p>
        </chart:title>
        <chart:plot-area chart:style-name="ch3" table:cell-range-address="Hoja1.A1:Hoja1.C52" chart:data-source-has-labels="both" svg:x="1.352cm" svg:y="1.379cm" svg:width="15.383cm" svg:height="9.019cm">
          <chartooo:coordinate-region svg:x="2.45cm" svg:y="1.578cm" svg:width="13.913cm" svg:height="8.621cm"/>
          <chart:axis chart:dimension="x" chart:name="primary-x" chart:style-name="ch4" chartooo:axis-type="auto">
            <chart:title svg:x="8.218cm" svg:y="10.63cm" chart:style-name="ch5">
              <text:p>tiempo(us)</text:p>
            </chart:title>
            <chart:categories table:cell-range-address="Hoja1.B1:Hoja1.B1"/>
          </chart:axis>
          <chart:axis chart:dimension="y" chart:name="primary-y" chart:style-name="ch4">
            <chart:title svg:x="0.451cm" svg:y="6.792cm" chart:style-name="ch6">
              <text:p>Voltaje(mV)</text:p>
            </chart:title>
            <chart:grid chart:style-name="ch7" chart:class="major"/>
          </chart:axis>
          <chart:series chart:style-name="ch8" chart:values-cell-range-address="Hoja1.B2:Hoja1.B52" chart:label-cell-address="Hoja1.B1:Hoja1.B1" chart:class="chart:scatter">
            <chart:domain table:cell-range-address="Hoja1.A2:Hoja1.A52"/>
            <chart:data-point chart:repeated="33"/>
            <chart:data-point chart:style-name="ch9"/>
            <chart:data-point chart:repeated="17"/>
          </chart:series>
          <chart:series chart:style-name="ch10" chart:values-cell-range-address="Hoja1.C2:Hoja1.C52" chart:label-cell-address="Hoja1.C1:Hoja1.C1" chart:class="chart:scatte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je(mv)</text:p>
                <draw:g>
                  <svg:desc>Hoja1.B1:Hoja1.B1</svg:desc>
                </draw:g>
              </table:table-cell>
              <table:table-cell office:value-type="string">
                <text:p>A*sin(omega*t+phi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ltaje(mv)</text:p>
                <draw:g>
                  <svg:desc>Hoja1.B1:Hoja1.B1</svg:desc>
                </draw:g>
              </table:table-cell>
              <table:table-cell office:value-type="float" office:value="15.347">
                <text:p>15.347</text:p>
                <draw:g>
                  <svg:desc>Hoja1.A2:Hoja1.A52</svg:desc>
                </draw:g>
              </table:table-cell>
              <table:table-cell office:value-type="float" office:value="96.223">
                <text:p>96.223</text:p>
                <draw:g>
                  <svg:desc>Hoja1.B2:Hoja1.B52</svg:desc>
                </draw:g>
              </table:table-cell>
              <table:table-cell office:value-type="float" office:value="96.278677131336">
                <text:p>96.278677131336</text:p>
                <draw:g>
                  <svg:desc>Hoja1.C2:Hoja1.C52</svg:desc>
                </draw:g>
              </table:table-cell>
            </table:table-row>
            <table:table-row>
              <table:table-cell office:value-type="string"/>
              <table:table-cell office:value-type="float" office:value="75.121">
                <text:p>75.121</text:p>
              </table:table-cell>
              <table:table-cell office:value-type="float" office:value="453.77">
                <text:p>453.77</text:p>
              </table:table-cell>
              <table:table-cell office:value-type="float" office:value="454.667769921512">
                <text:p>454.667769921512</text:p>
              </table:table-cell>
            </table:table-row>
            <table:table-row>
              <table:table-cell office:value-type="string"/>
              <table:table-cell office:value-type="float" office:value="126.01">
                <text:p>126.01</text:p>
              </table:table-cell>
              <table:table-cell office:value-type="float" office:value="711.46">
                <text:p>711.46</text:p>
              </table:table-cell>
              <table:table-cell office:value-type="float" office:value="711.579824604404">
                <text:p>711.579824604404</text:p>
              </table:table-cell>
            </table:table-row>
            <table:table-row>
              <table:table-cell office:value-type="string"/>
              <table:table-cell office:value-type="float" office:value="146.2">
                <text:p>146.2</text:p>
              </table:table-cell>
              <table:table-cell office:value-type="float" office:value="794.58">
                <text:p>794.58</text:p>
              </table:table-cell>
              <table:table-cell office:value-type="float" office:value="794.753719280017">
                <text:p>794.753719280017</text:p>
              </table:table-cell>
            </table:table-row>
            <table:table-row>
              <table:table-cell office:value-type="string"/>
              <table:table-cell office:value-type="float" office:value="165.59">
                <text:p>165.59</text:p>
              </table:table-cell>
              <table:table-cell office:value-type="float" office:value="862.62">
                <text:p>862.62</text:p>
              </table:table-cell>
              <table:table-cell office:value-type="float" office:value="862.623165253052">
                <text:p>862.623165253052</text:p>
              </table:table-cell>
            </table:table-row>
            <table:table-row>
              <table:table-cell office:value-type="string"/>
              <table:table-cell office:value-type="float" office:value="173.67">
                <text:p>173.67</text:p>
              </table:table-cell>
              <table:table-cell office:value-type="float" office:value="885.48">
                <text:p>885.48</text:p>
              </table:table-cell>
              <table:table-cell office:value-type="float" office:value="887.181623967906">
                <text:p>887.181623967906</text:p>
              </table:table-cell>
            </table:table-row>
            <table:table-row>
              <table:table-cell office:value-type="string"/>
              <table:table-cell office:value-type="float" office:value="187.4">
                <text:p>187.4</text:p>
              </table:table-cell>
              <table:table-cell office:value-type="float" office:value="923.03">
                <text:p>923.03</text:p>
              </table:table-cell>
              <table:table-cell office:value-type="float" office:value="923.63890306865">
                <text:p>923.63890306865</text:p>
              </table:table-cell>
            </table:table-row>
            <table:table-row>
              <table:table-cell office:value-type="string"/>
              <table:table-cell office:value-type="float" office:value="201.94">
                <text:p>201.94</text:p>
              </table:table-cell>
              <table:table-cell office:value-type="float" office:value="953.63">
                <text:p>953.63</text:p>
              </table:table-cell>
              <table:table-cell office:value-type="float" office:value="954.752494857463">
                <text:p>954.752494857463</text:p>
              </table:table-cell>
            </table:table-row>
            <table:table-row>
              <table:table-cell office:value-type="string"/>
              <table:table-cell office:value-type="float" office:value="216.48">
                <text:p>216.48</text:p>
              </table:table-cell>
              <table:table-cell office:value-type="float" office:value="975.99">
                <text:p>975.99</text:p>
              </table:table-cell>
              <table:table-cell office:value-type="float" office:value="977.903076451036">
                <text:p>977.903076451036</text:p>
              </table:table-cell>
            </table:table-row>
            <table:table-row>
              <table:table-cell office:value-type="string"/>
              <table:table-cell office:value-type="float" office:value="231.83">
                <text:p>231.83</text:p>
              </table:table-cell>
              <table:table-cell office:value-type="float" office:value="991.8">
                <text:p>991.8</text:p>
              </table:table-cell>
              <table:table-cell office:value-type="float" office:value="993.490197135888">
                <text:p>993.490197135888</text:p>
              </table:table-cell>
            </table:table-row>
            <table:table-row>
              <table:table-cell office:value-type="string"/>
              <table:table-cell office:value-type="float" office:value="247.98">
                <text:p>247.98</text:p>
              </table:table-cell>
              <table:table-cell office:value-type="float" office:value="999.09">
                <text:p>999.09</text:p>
              </table:table-cell>
              <table:table-cell office:value-type="float" office:value="999.919457213617">
                <text:p>999.919457213617</text:p>
              </table:table-cell>
            </table:table-row>
            <table:table-row>
              <table:table-cell office:value-type="string"/>
              <table:table-cell office:value-type="float" office:value="262.52">
                <text:p>262.52</text:p>
              </table:table-cell>
              <table:table-cell office:value-type="float" office:value="995.88">
                <text:p>995.88</text:p>
              </table:table-cell>
              <table:table-cell office:value-type="float" office:value="996.90746640106">
                <text:p>996.90746640106</text:p>
              </table:table-cell>
            </table:table-row>
            <table:table-row>
              <table:table-cell office:value-type="string"/>
              <table:table-cell office:value-type="float" office:value="268.98">
                <text:p>268.98</text:p>
              </table:table-cell>
              <table:table-cell office:value-type="float" office:value="991.8">
                <text:p>991.8</text:p>
              </table:table-cell>
              <table:table-cell office:value-type="float" office:value="992.897562920816">
                <text:p>992.897562920816</text:p>
              </table:table-cell>
            </table:table-row>
            <table:table-row>
              <table:table-cell office:value-type="string"/>
              <table:table-cell office:value-type="float" office:value="279.48">
                <text:p>279.48</text:p>
              </table:table-cell>
              <table:table-cell office:value-type="float" office:value="981.24">
                <text:p>981.24</text:p>
              </table:table-cell>
              <table:table-cell office:value-type="float" office:value="982.894229495307">
                <text:p>982.894229495307</text:p>
              </table:table-cell>
            </table:table-row>
            <table:table-row>
              <table:table-cell office:value-type="string"/>
              <table:table-cell office:value-type="float" office:value="289.18">
                <text:p>289.18</text:p>
              </table:table-cell>
              <table:table-cell office:value-type="float" office:value="968.74">
                <text:p>968.74</text:p>
              </table:table-cell>
              <table:table-cell office:value-type="float" office:value="969.851602837801">
                <text:p>969.851602837801</text:p>
              </table:table-cell>
            </table:table-row>
            <table:table-row>
              <table:table-cell office:value-type="string"/>
              <table:table-cell office:value-type="float" office:value="294.83">
                <text:p>294.83</text:p>
              </table:table-cell>
              <table:table-cell office:value-type="float" office:value="958.71">
                <text:p>958.71</text:p>
              </table:table-cell>
              <table:table-cell office:value-type="float" office:value="960.591139787294">
                <text:p>960.591139787294</text:p>
              </table:table-cell>
            </table:table-row>
            <table:table-row>
              <table:table-cell office:value-type="string"/>
              <table:table-cell office:value-type="float" office:value="303.72">
                <text:p>303.72</text:p>
              </table:table-cell>
              <table:table-cell office:value-type="float" office:value="942.94">
                <text:p>942.94</text:p>
              </table:table-cell>
              <table:table-cell office:value-type="float" office:value="943.574602986634">
                <text:p>943.574602986634</text:p>
              </table:table-cell>
            </table:table-row>
            <table:table-row>
              <table:table-cell office:value-type="string"/>
              <table:table-cell office:value-type="float" office:value="327.95">
                <text:p>327.95</text:p>
              </table:table-cell>
              <table:table-cell office:value-type="float" office:value="881.73">
                <text:p>881.73</text:p>
              </table:table-cell>
              <table:table-cell office:value-type="float" office:value="882.439058894725">
                <text:p>882.439058894725</text:p>
              </table:table-cell>
            </table:table-row>
            <table:table-row>
              <table:table-cell office:value-type="string"/>
              <table:table-cell office:value-type="float" office:value="344.91">
                <text:p>344.91</text:p>
              </table:table-cell>
              <table:table-cell office:value-type="float" office:value="827.17">
                <text:p>827.17</text:p>
              </table:table-cell>
              <table:table-cell office:value-type="float" office:value="827.398292679606">
                <text:p>827.398292679606</text:p>
              </table:table-cell>
            </table:table-row>
            <table:table-row>
              <table:table-cell office:value-type="string"/>
              <table:table-cell office:value-type="float" office:value="369.14">
                <text:p>369.14</text:p>
              </table:table-cell>
              <table:table-cell office:value-type="float" office:value="731.82">
                <text:p>731.82</text:p>
              </table:table-cell>
              <table:table-cell office:value-type="float" office:value="732.656944380632">
                <text:p>732.656944380632</text:p>
              </table:table-cell>
            </table:table-row>
            <table:table-row>
              <table:table-cell office:value-type="string"/>
              <table:table-cell office:value-type="float" office:value="386.11">
                <text:p>386.11</text:p>
              </table:table-cell>
              <table:table-cell office:value-type="float" office:value="655.96">
                <text:p>655.96</text:p>
              </table:table-cell>
              <table:table-cell office:value-type="float" office:value="656.064297841348">
                <text:p>656.064297841348</text:p>
              </table:table-cell>
            </table:table-row>
            <table:table-row>
              <table:table-cell office:value-type="string"/>
              <table:table-cell office:value-type="float" office:value="400.65">
                <text:p>400.65</text:p>
              </table:table-cell>
              <table:table-cell office:value-type="float" office:value="583.61">
                <text:p>583.61</text:p>
              </table:table-cell>
              <table:table-cell office:value-type="float" office:value="584.476277063734">
                <text:p>584.476277063734</text:p>
              </table:table-cell>
            </table:table-row>
            <table:table-row>
              <table:table-cell office:value-type="string"/>
              <table:table-cell office:value-type="float" office:value="416.8">
                <text:p>416.8</text:p>
              </table:table-cell>
              <table:table-cell office:value-type="float" office:value="498.29">
                <text:p>498.29</text:p>
              </table:table-cell>
              <table:table-cell office:value-type="float" office:value="499.274304879549">
                <text:p>499.274304879549</text:p>
              </table:table-cell>
            </table:table-row>
            <table:table-row>
              <table:table-cell office:value-type="string"/>
              <table:table-cell office:value-type="float" office:value="434.57">
                <text:p>434.57</text:p>
              </table:table-cell>
              <table:table-cell office:value-type="float" office:value="398.84">
                <text:p>398.84</text:p>
              </table:table-cell>
              <table:table-cell office:value-type="float" office:value="399.625999740002">
                <text:p>399.625999740002</text:p>
              </table:table-cell>
            </table:table-row>
            <table:table-row>
              <table:table-cell office:value-type="string"/>
              <table:table-cell office:value-type="float" office:value="464.46">
                <text:p>464.46</text:p>
              </table:table-cell>
              <table:table-cell office:value-type="float" office:value="221.35">
                <text:p>221.35</text:p>
              </table:table-cell>
              <table:table-cell office:value-type="float" office:value="221.453186986599">
                <text:p>221.453186986599</text:p>
              </table:table-cell>
            </table:table-row>
            <table:table-row>
              <table:table-cell office:value-type="string"/>
              <table:table-cell office:value-type="float" office:value="479.81">
                <text:p>479.81</text:p>
              </table:table-cell>
              <table:table-cell office:value-type="float" office:value="126.31">
                <text:p>126.31</text:p>
              </table:table-cell>
              <table:table-cell office:value-type="float" office:value="126.517535670075">
                <text:p>126.517535670075</text:p>
              </table:table-cell>
            </table:table-row>
            <table:table-row>
              <table:table-cell office:value-type="string"/>
              <table:table-cell office:value-type="float" office:value="491.92">
                <text:p>491.92</text:p>
              </table:table-cell>
              <table:table-cell office:value-type="float" office:value="50.671">
                <text:p>50.671</text:p>
              </table:table-cell>
              <table:table-cell office:value-type="float" office:value="50.7463317609372">
                <text:p>50.7463317609372</text:p>
              </table:table-cell>
            </table:table-row>
            <table:table-row>
              <table:table-cell office:value-type="string"/>
              <table:table-cell office:value-type="float" office:value="501.62">
                <text:p>501.62</text:p>
              </table:table-cell>
              <table:table-cell office:value-type="float" office:value="-10.169">
                <text:p>-10.169</text:p>
              </table:table-cell>
              <table:table-cell office:value-type="float" office:value="-10.1785844331362">
                <text:p>-10.1785844331362</text:p>
              </table:table-cell>
            </table:table-row>
            <table:table-row>
              <table:table-cell office:value-type="string"/>
              <table:table-cell office:value-type="float" office:value="516.16">
                <text:p>516.16</text:p>
              </table:table-cell>
              <table:table-cell office:value-type="float" office:value="-101.14">
                <text:p>-101.14</text:p>
              </table:table-cell>
              <table:table-cell office:value-type="float" office:value="-101.361897825382">
                <text:p>-101.361897825382</text:p>
              </table:table-cell>
            </table:table-row>
            <table:table-row>
              <table:table-cell office:value-type="string"/>
              <table:table-cell office:value-type="float" office:value="537.96">
                <text:p>537.96</text:p>
              </table:table-cell>
              <table:table-cell office:value-type="float" office:value="-235.86">
                <text:p>-235.86</text:p>
              </table:table-cell>
              <table:table-cell office:value-type="float" office:value="-236.25479186788">
                <text:p>-236.25479186788</text:p>
              </table:table-cell>
            </table:table-row>
            <table:table-row>
              <table:table-cell office:value-type="string"/>
              <table:table-cell office:value-type="float" office:value="563">
                <text:p>563</text:p>
              </table:table-cell>
              <table:table-cell office:value-type="float" office:value="-385.29">
                <text:p>-385.29</text:p>
              </table:table-cell>
              <table:table-cell office:value-type="float" office:value="-385.583992277396">
                <text:p>-385.583992277396</text:p>
              </table:table-cell>
            </table:table-row>
            <table:table-row>
              <table:table-cell office:value-type="string"/>
              <table:table-cell office:value-type="float" office:value="578.35">
                <text:p>578.35</text:p>
              </table:table-cell>
              <table:table-cell office:value-type="float" office:value="-471.81">
                <text:p>-471.81</text:p>
              </table:table-cell>
              <table:table-cell office:value-type="float" office:value="-472.643052159522">
                <text:p>-472.643052159522</text:p>
              </table:table-cell>
            </table:table-row>
            <table:table-row>
              <table:table-cell office:value-type="string"/>
              <table:table-cell office:value-type="float" office:value="598.55">
                <text:p>598.55</text:p>
              </table:table-cell>
              <table:table-cell office:value-type="float" office:value="-579.34">
                <text:p>-579.34</text:p>
              </table:table-cell>
              <table:table-cell office:value-type="float" office:value="-580.390314992388">
                <text:p>-580.390314992388</text:p>
              </table:table-cell>
            </table:table-row>
            <table:table-row>
              <table:table-cell office:value-type="string"/>
              <table:table-cell office:value-type="float" office:value="609.05">
                <text:p>609.05</text:p>
              </table:table-cell>
              <table:table-cell office:value-type="float" office:value="-632.06">
                <text:p>-632.06</text:p>
              </table:table-cell>
              <table:table-cell office:value-type="float" office:value="-632.813448005446">
                <text:p>-632.813448005446</text:p>
              </table:table-cell>
            </table:table-row>
            <table:table-row>
              <table:table-cell office:value-type="string"/>
              <table:table-cell office:value-type="float" office:value="631.66">
                <text:p>631.66</text:p>
              </table:table-cell>
              <table:table-cell office:value-type="float" office:value="-734.84">
                <text:p>-734.84</text:p>
              </table:table-cell>
              <table:table-cell office:value-type="float" office:value="-736.068733559649">
                <text:p>-736.068733559649</text:p>
              </table:table-cell>
            </table:table-row>
            <table:table-row>
              <table:table-cell office:value-type="string"/>
              <table:table-cell office:value-type="float" office:value="657.51">
                <text:p>657.51</text:p>
              </table:table-cell>
              <table:table-cell office:value-type="float" office:value="-834.27">
                <text:p>-834.27</text:p>
              </table:table-cell>
              <table:table-cell office:value-type="float" office:value="-835.841855839463">
                <text:p>-835.841855839463</text:p>
              </table:table-cell>
            </table:table-row>
            <table:table-row>
              <table:table-cell office:value-type="string"/>
              <table:table-cell office:value-type="float" office:value="684.98">
                <text:p>684.98</text:p>
              </table:table-cell>
              <table:table-cell office:value-type="float" office:value="-917.48">
                <text:p>-917.48</text:p>
              </table:table-cell>
              <table:table-cell office:value-type="float" office:value="-917.704711361988">
                <text:p>-917.704711361988</text:p>
              </table:table-cell>
            </table:table-row>
            <table:table-row>
              <table:table-cell office:value-type="string"/>
              <table:table-cell office:value-type="float" office:value="701.13">
                <text:p>701.13</text:p>
              </table:table-cell>
              <table:table-cell office:value-type="float" office:value="-951.93">
                <text:p>-951.93</text:p>
              </table:table-cell>
              <table:table-cell office:value-type="float" office:value="-953.226547060812">
                <text:p>-953.226547060812</text:p>
              </table:table-cell>
            </table:table-row>
            <table:table-row>
              <table:table-cell office:value-type="string"/>
              <table:table-cell office:value-type="float" office:value="716.48">
                <text:p>716.48</text:p>
              </table:table-cell>
              <table:table-cell office:value-type="float" office:value="-975.99">
                <text:p>-975.99</text:p>
              </table:table-cell>
              <table:table-cell office:value-type="float" office:value="-977.903076451036">
                <text:p>-977.903076451036</text:p>
              </table:table-cell>
            </table:table-row>
            <table:table-row>
              <table:table-cell office:value-type="string"/>
              <table:table-cell office:value-type="float" office:value="746.37">
                <text:p>746.37</text:p>
              </table:table-cell>
              <table:table-cell office:value-type="float" office:value="-999.45">
                <text:p>-999.45</text:p>
              </table:table-cell>
              <table:table-cell office:value-type="float" office:value="-999.739909694811">
                <text:p>-999.739909694811</text:p>
              </table:table-cell>
            </table:table-row>
            <table:table-row>
              <table:table-cell office:value-type="string"/>
              <table:table-cell office:value-type="float" office:value="775.44">
                <text:p>775.44</text:p>
              </table:table-cell>
              <table:table-cell office:value-type="float" office:value="-985.3">
                <text:p>-985.3</text:p>
              </table:table-cell>
              <table:table-cell office:value-type="float" office:value="-987.252087724563">
                <text:p>-987.252087724563</text:p>
              </table:table-cell>
            </table:table-row>
            <table:table-row>
              <table:table-cell office:value-type="string"/>
              <table:table-cell office:value-type="float" office:value="800.48">
                <text:p>800.48</text:p>
              </table:table-cell>
              <table:table-cell office:value-type="float" office:value="-948.67">
                <text:p>-948.67</text:p>
              </table:table-cell>
              <table:table-cell office:value-type="float" office:value="-950.120219089721">
                <text:p>-950.120219089721</text:p>
              </table:table-cell>
            </table:table-row>
            <table:table-row>
              <table:table-cell office:value-type="string"/>
              <table:table-cell office:value-type="float" office:value="824.72">
                <text:p>824.72</text:p>
              </table:table-cell>
              <table:table-cell office:value-type="float" office:value="-891.51">
                <text:p>-891.51</text:p>
              </table:table-cell>
              <table:table-cell office:value-type="float" office:value="-891.803846698546">
                <text:p>-891.803846698546</text:p>
              </table:table-cell>
            </table:table-row>
            <table:table-row>
              <table:table-cell office:value-type="string"/>
              <table:table-cell office:value-type="float" office:value="844.91">
                <text:p>844.91</text:p>
              </table:table-cell>
              <table:table-cell office:value-type="float" office:value="-827.17">
                <text:p>-827.17</text:p>
              </table:table-cell>
              <table:table-cell office:value-type="float" office:value="-827.398292679607">
                <text:p>-827.398292679607</text:p>
              </table:table-cell>
            </table:table-row>
            <table:table-row>
              <table:table-cell office:value-type="string"/>
              <table:table-cell office:value-type="float" office:value="867.53">
                <text:p>867.53</text:p>
              </table:table-cell>
              <table:table-cell office:value-type="float" office:value="-739.02">
                <text:p>-739.02</text:p>
              </table:table-cell>
              <table:table-cell office:value-type="float" office:value="-739.504221969509">
                <text:p>-739.504221969509</text:p>
              </table:table-cell>
            </table:table-row>
            <table:table-row>
              <table:table-cell office:value-type="string"/>
              <table:table-cell office:value-type="float" office:value="886.91">
                <text:p>886.91</text:p>
              </table:table-cell>
              <table:table-cell office:value-type="float" office:value="-651.94">
                <text:p>-651.94</text:p>
              </table:table-cell>
              <table:table-cell office:value-type="float" office:value="-652.262464617832">
                <text:p>-652.262464617832</text:p>
              </table:table-cell>
            </table:table-row>
            <table:table-row>
              <table:table-cell office:value-type="string"/>
              <table:table-cell office:value-type="float" office:value="899.84">
                <text:p>899.84</text:p>
              </table:table-cell>
              <table:table-cell office:value-type="float" office:value="-587.63">
                <text:p>-587.63</text:p>
              </table:table-cell>
              <table:table-cell office:value-type="float" office:value="-588.598267724429">
                <text:p>-588.598267724429</text:p>
              </table:table-cell>
            </table:table-row>
            <table:table-row>
              <table:table-cell office:value-type="string"/>
              <table:table-cell office:value-type="float" office:value="927.3">
                <text:p>927.3</text:p>
              </table:table-cell>
              <table:table-cell office:value-type="float" office:value="-440.8">
                <text:p>-440.8</text:p>
              </table:table-cell>
              <table:table-cell office:value-type="float" office:value="-441.0673169308">
                <text:p>-441.0673169308</text:p>
              </table:table-cell>
            </table:table-row>
            <table:table-row>
              <table:table-cell office:value-type="string"/>
              <table:table-cell office:value-type="float" office:value="946.69">
                <text:p>946.69</text:p>
              </table:table-cell>
              <table:table-cell office:value-type="float" office:value="-328.62">
                <text:p>-328.62</text:p>
              </table:table-cell>
              <table:table-cell office:value-type="float" office:value="-328.728190397657">
                <text:p>-328.728190397657</text:p>
              </table:table-cell>
            </table:table-row>
            <table:table-row>
              <table:table-cell office:value-type="string"/>
              <table:table-cell office:value-type="float" office:value="973.34">
                <text:p>973.34</text:p>
              </table:table-cell>
              <table:table-cell office:value-type="float" office:value="-166.41">
                <text:p>-166.41</text:p>
              </table:table-cell>
              <table:table-cell office:value-type="float" office:value="-166.727445264389">
                <text:p>-166.727445264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